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d811"/>
    </style:style>
    <style:style style:name="P2" style:family="paragraph" style:parent-style-name="Standard">
      <style:text-properties fo:font-weight="bold" style:font-weight-asian="bold" style:font-weight-complex="bold"/>
    </style:style>
    <style:style style:name="P3" style:family="paragraph" style:parent-style-name="Standard">
      <style:text-properties fo:font-weight="bold" officeooo:rsid="0017d811" officeooo:paragraph-rsid="0017d811" style:font-weight-asian="bold" style:font-weight-complex="bold"/>
    </style:style>
    <style:style style:name="P4" style:family="paragraph" style:parent-style-name="Standard">
      <style:text-properties officeooo:rsid="0017d811" officeooo:paragraph-rsid="0017d811"/>
    </style:style>
    <style:style style:name="T1" style:family="text">
      <style:text-properties officeooo:rsid="0017d81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ce qu’une structure ?</text:p>
      <text:p text:style-name="P3"/>
      <text:p text:style-name="P4">En programmation, une structure est un type de données composite qui regroupe sous un nom unique des variables de types de données différents. </text:p>
      <text:p text:style-name="P4"/>
      <text:p text:style-name="P4">Il permet de stocker ensemble des données appartenant au même objet, entité ou enregistrement. Les structures sont souvent utilisées dans la programmation orientée objet pour définir des objets avec plusieurs propriétés ou attributs.</text:p>
      <text:p text:style-name="P4"/>
      <text:p text:style-name="P4">Une structure est similaire à un enregistrement ou à une classe dans d'autres langages de programmation. </text:p>
      <text:p text:style-name="P4"/>
      <text:p text:style-name="P4">Par exemple, vous pouvez utiliser une structure pour définir un point dans un espace tridimensionnel avec des coordonnées x, y et z. Dans une définition de structure, vous pouvez spécifier le type de données pour chaque champ ou variable membre au sein de la structure.</text:p>
      <text:p text:style-name="P4"/>
      <text:p text:style-name="P4">const coord = {</text:p>
      <text:p text:style-name="P4"><text:tab/></text:p>
      <text:p text:style-name="P4">}</text:p>
      <text:p text:style-name="P2">Qu'est-ce que la déstructuration ?</text:p>
      <text:p text:style-name="P1">En termes simples, la déstructuration est une manière sophistiquée en JavaScript de séparer les tableaux et les objets. </text:p>
      <text:p text:style-name="P1"/>
      <text:p text:style-name="P1">Cela vous permet généralement d'obtenir des <text:span text:style-name="T1">parties </text:span>de tableaux et d'objets en moins de code et ouvre une multitude de possibilités. </text:p>
      <text:p text:style-name="P1"/>
      <text:p text:style-name="P1">Cela ne ressemble pas vraiment à beaucoup plus que du sucre syntaxique, mais ce petit changement facilite en fait de nombreuses tâches. </text:p>
      <text:p text:style-name="P1"/>
      <text:p text:style-name="P1">La déstructuration dans les tableaux et les objets est très similaire, mais c'est légèrement plus facile à comprendre avec les tableaux donc je vais commencer par expliquer comment déstructurer les tableaux.</text:p>
      <text:p text:style-name="P1"/>
      <text:p text:style-name="P1"/>
      <text:p text:style-name="P3">Déstructurer un tableau</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2-15T14:11:58.385600354</meta:creation-date>
    <meta:editing-duration>PT8H8M57S</meta:editing-duration>
    <meta:editing-cycles>2</meta:editing-cycles>
    <meta:generator>LibreOffice/6.4.7.2$Linux_X86_64 LibreOffice_project/40$Build-2</meta:generator>
    <dc:date>2023-02-15T22:31:12.623775801</dc:date>
    <meta:document-statistic meta:table-count="0" meta:image-count="0" meta:object-count="0" meta:page-count="1" meta:paragraph-count="14" meta:word-count="226" meta:character-count="1448" meta:non-whitespace-character-count="1229"/>
  </office:meta>
</office:document-meta>
</file>